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352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opacity="0%" draw:fill-color="#330099" draw:opacity="50%" draw:textarea-vertical-align="middle" draw:shadow-opacity="50%"/>
    </style:style>
    <style:style style:name="gr7" style:family="graphic" style:parent-style-name="standard">
      <style:graphic-properties draw:opacity="0%" draw:textarea-vertical-align="middle" draw:shadow-opacity="0%"/>
    </style:style>
    <style:style style:name="gr8" style:family="graphic" style:parent-style-name="standard">
      <style:graphic-properties draw:stroke="none" svg:stroke-color="#000000" draw:fill="none" draw:fill-color="#ffffff" fo:min-height="1.19cm"/>
    </style:style>
    <style:style style:name="gr9" style:family="graphic" style:parent-style-name="standard">
      <style:graphic-properties draw:stroke="none" svg:stroke-color="#000000" draw:fill="none" draw:fill-color="#ffffff" fo:min-height="1.655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svg:stroke-width="0.254cm" svg:stroke-color="#ff3333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99ff66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208cm" svg:height="17.78cm" svg:x="49.105cm" svg:y="2.016cm">
          <text:p/>
        </draw:rect>
        <draw:rect draw:style-name="gr1" draw:text-style-name="P1" draw:layer="layout" svg:width="9.652cm" svg:height="4.572cm" svg:x="33.56cm" svg:y="1.216cm">
          <text:p/>
        </draw:rect>
        <draw:rect draw:style-name="gr1" draw:text-style-name="P1" draw:layer="layout" svg:width="9.652cm" svg:height="4.572cm" svg:x="33.56cm" svg:y="15.816cm">
          <text:p/>
        </draw:rect>
        <draw:line draw:style-name="gr2" draw:text-style-name="P1" draw:layer="layout" svg:x1="48.822cm" svg:y1="7.096cm" svg:x2="43.147cm" svg:y2="3.056cm">
          <text:p/>
        </draw:line>
        <draw:line draw:style-name="gr2" draw:text-style-name="P1" draw:layer="layout" svg:x1="48.822cm" svg:y1="10.525cm" svg:x2="43.02cm" svg:y2="10.525cm">
          <text:p/>
        </draw:line>
        <draw:line draw:style-name="gr2" draw:text-style-name="P1" draw:layer="layout" svg:x1="48.949cm" svg:y1="14.208cm" svg:x2="43.274cm" svg:y2="18.375cm">
          <text:p/>
        </draw:line>
        <draw:frame draw:style-name="gr3" draw:layer="layout" svg:width="9.136cm" svg:height="9.602cm" svg:x="50.962cm" svg:y="9.847cm">
          <draw:text-box>
            <text:p text:style-name="P1">DD WRT Core</text:p>
            <text:p text:style-name="P1">Switch / Router</text:p>
          </draw:text-box>
        </draw:frame>
        <draw:frame draw:style-name="gr4" draw:layer="layout" svg:width="6.858cm" svg:height="4.517cm" svg:x="34.935cm" svg:y="1.24cm">
          <draw:text-box>
            <text:p text:style-name="P1">“Lusers”</text:p>
            <text:p text:style-name="P1">Main</text:p>
            <text:p text:style-name="P1">LAN/Switch with further internal VLANs</text:p>
            <text:p text:style-name="P1"/>
            <text:p text:style-name="P1">192.168.1.0</text:p>
          </draw:text-box>
        </draw:frame>
        <draw:frame draw:style-name="gr4" draw:text-style-name="P2" draw:layer="layout" svg:width="6.858cm" svg:height="4.517cm" svg:x="34.935cm" svg:y="15.741cm">
          <draw:text-box>
            <text:p text:style-name="P1">“Gold-plated” Management LAN/Switch with further internal VLANs</text:p>
            <text:p text:style-name="P1"/>
            <text:p text:style-name="P1">192.168.5.0</text:p>
          </draw:text-box>
        </draw:frame>
        <draw:ellipse draw:style-name="gr5" draw:text-style-name="P1" draw:layer="layout" svg:width="9.271cm" svg:height="3.556cm" svg:x="33.955cm" svg:y="8.747cm">
          <text:p text:style-name="P1">PFSense Cable Edge Router</text:p>
          <text:p text:style-name="P1"/>
          <text:p text:style-name="P1">192.168.4.2</text:p>
        </draw:ellipse>
        <draw:rect draw:style-name="gr6" draw:text-style-name="P1" draw:layer="layout" svg:width="18.723cm" svg:height="3.555cm" svg:x="14.535cm" svg:y="1.128cm">
          <text:p><text:span text:style-name="T1">SFS Resilient Intranet</text:span></text:p>
          <text:p><text:span text:style-name="T1">VLAN – Logical and Physical</text:span></text:p>
        </draw:rect>
        <draw:ellipse draw:style-name="gr7" draw:text-style-name="P1" draw:layer="layout" svg:width="5.454cm" svg:height="5.436cm" svg:x="52.888cm" svg:y="8.093cm">
          <text:p/>
        </draw:ellipse>
        <draw:frame draw:style-name="gr8" draw:text-style-name="P1" draw:layer="layout" svg:width="9.136cm" svg:height="1.673cm" svg:x="46.562cm" svg:y="10.347cm">
          <draw:text-box>
            <text:p text:style-name="P1">192.168.4.1</text:p>
            <text:p text:style-name="P1">VLAN 3</text:p>
          </draw:text-box>
        </draw:frame>
        <draw:frame draw:style-name="gr8" draw:text-style-name="P1" draw:layer="layout" svg:width="9.136cm" svg:height="1.673cm" svg:x="46.562cm" svg:y="6.547cm">
          <draw:text-box>
            <text:p text:style-name="P1">192.168.1.1</text:p>
            <text:p text:style-name="P1">VLAN 0 - LAN</text:p>
          </draw:text-box>
        </draw:frame>
        <draw:frame draw:style-name="gr8" draw:text-style-name="P1" draw:layer="layout" svg:width="9.136cm" svg:height="1.673cm" svg:x="46.562cm" svg:y="13.647cm">
          <draw:text-box>
            <text:p text:style-name="P1">192.168.5.1</text:p>
            <text:p text:style-name="P1">VLAN 2</text:p>
          </draw:text-box>
        </draw:frame>
        <draw:rect draw:style-name="gr1" draw:text-style-name="P1" draw:layer="layout" svg:width="13.208cm" svg:height="17.78cm" svg:x="1.005cm" svg:y="2.016cm">
          <text:p/>
        </draw:rect>
        <draw:frame draw:style-name="gr3" draw:layer="layout" svg:width="9.136cm" svg:height="9.602cm" svg:x="2.862cm" svg:y="9.847cm">
          <draw:text-box>
            <text:p text:style-name="P1">DD WRT Core</text:p>
            <text:p text:style-name="P1">Switch / Router</text:p>
          </draw:text-box>
        </draw:frame>
        <draw:ellipse draw:style-name="gr7" draw:text-style-name="P1" draw:layer="layout" svg:width="5.454cm" svg:height="5.436cm" svg:x="4.788cm" svg:y="8.093cm">
          <text:p/>
        </draw:ellipse>
        <draw:frame draw:style-name="gr9" draw:text-style-name="P3" draw:layer="layout" svg:width="2.159cm" svg:height="1.905cm" svg:x="12.986cm" svg:y="16.113cm">
          <draw:text-box>
            <text:p text:style-name="P3"><text:span text:style-name="T1">1</text:span></text:p>
          </draw:text-box>
        </draw:frame>
        <draw:frame draw:style-name="gr9" draw:text-style-name="P3" draw:layer="layout" svg:width="2.159cm" svg:height="1.905cm" svg:x="12.987cm" svg:y="12.814cm">
          <draw:text-box>
            <text:p text:style-name="P3"><text:span text:style-name="T1">2</text:span></text:p>
          </draw:text-box>
        </draw:frame>
        <draw:frame draw:style-name="gr9" draw:text-style-name="P3" draw:layer="layout" svg:width="2.159cm" svg:height="1.905cm" svg:x="12.987cm" svg:y="7.714cm">
          <draw:text-box>
            <text:p text:style-name="P3"><text:span text:style-name="T1">3</text:span></text:p>
          </draw:text-box>
        </draw:frame>
        <draw:frame draw:style-name="gr9" draw:text-style-name="P3" draw:layer="layout" svg:width="2.159cm" svg:height="1.905cm" svg:x="12.987cm" svg:y="4.414cm">
          <draw:text-box>
            <text:p text:style-name="P3"><text:span text:style-name="T1">4</text:span></text:p>
          </draw:text-box>
        </draw:frame>
        <draw:line draw:style-name="gr2" draw:text-style-name="P1" draw:layer="layout" svg:x1="14.716cm" svg:y1="5.191cm" svg:x2="20.177cm" svg:y2="6.461cm">
          <text:p/>
        </draw:line>
        <draw:rect draw:style-name="gr5" draw:text-style-name="P1" draw:layer="layout" svg:width="8.255cm" svg:height="2.286cm" svg:x="20.431cm" svg:y="5.318cm">
          <text:p text:style-name="P1">Switch Administration</text:p>
        </draw:rect>
        <draw:rect draw:style-name="gr5" draw:text-style-name="P1" draw:layer="layout" svg:width="8.255cm" svg:height="2.286cm" svg:x="20.431cm" svg:y="8.218cm">
          <text:p text:style-name="P1">PFSense Cable Edge Router</text:p>
        </draw:rect>
        <draw:rect draw:style-name="gr5" draw:text-style-name="P1" draw:layer="layout" svg:width="8.255cm" svg:height="2.286cm" svg:x="20.431cm" svg:y="11.118cm">
          <text:p text:style-name="P1">Management Switch</text:p>
        </draw:rect>
        <draw:rect draw:style-name="gr5" draw:text-style-name="P1" draw:layer="layout" svg:width="8.255cm" svg:height="2.286cm" svg:x="20.431cm" svg:y="14.018cm">
          <text:p text:style-name="P1">Main Switch</text:p>
        </draw:rect>
        <draw:line draw:style-name="gr2" draw:text-style-name="P1" draw:layer="layout" svg:x1="14.843cm" svg:y1="17.256cm" svg:x2="19.923cm" svg:y2="15.605cm">
          <text:p/>
        </draw:line>
        <draw:line draw:style-name="gr2" draw:text-style-name="P1" draw:layer="layout" svg:x1="14.716cm" svg:y1="13.573cm" svg:x2="19.923cm" svg:y2="12.557cm">
          <text:p/>
        </draw:line>
        <draw:line draw:style-name="gr2" draw:text-style-name="P1" draw:layer="layout" svg:x1="20.177cm" svg:y1="9.509cm" svg:x2="14.462cm" svg:y2="8.493cm">
          <text:p/>
        </draw:line>
        <draw:line draw:style-name="gr10" draw:text-style-name="P1" draw:layer="layout" svg:x1="31.607cm" svg:y1="20.59cm" svg:x2="31.48cm" svg:y2="4.683cm">
          <text:p/>
        </draw:line>
        <draw:line draw:style-name="gr11" draw:text-style-name="P1" draw:layer="layout" svg:x1="49.349cm" svg:y1="13.783cm" svg:x2="43.126cm" svg:y2="15.688cm">
          <text:p/>
        </draw:line>
        <draw:line draw:style-name="gr12" draw:text-style-name="P1" draw:layer="layout" svg:x1="42.999cm" svg:y1="5.782cm" svg:x2="49.095cm" svg:y2="7.306cm">
          <text:p/>
        </draw:line>
        <draw:line draw:style-name="gr12" draw:text-style-name="P1" draw:layer="layout" svg:x1="43.126cm" svg:y1="8.957cm" svg:x2="49.603cm" svg:y2="8.957cm">
          <text:p/>
        </draw:line>
        <draw:line draw:style-name="gr11" draw:text-style-name="P1" draw:layer="layout" svg:x1="49.603cm" svg:y1="12.005cm" svg:x2="42.999cm" svg:y2="12.0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8-04T02:07:19</meta:creation-date>
    <dc:date>2022-08-07T14:33:47</dc:date>
    <meta:editing-duration>PT5H11M9S</meta:editing-duration>
    <meta:editing-cycles>34</meta:editing-cycles>
    <meta:generator>OpenOffice/4.1.11$FreeBSD/amd64 OpenOffice.org_project/4111m1$Build-9808</meta:generator>
    <meta:document-statistic meta:object-count="35"/>
  </office:meta>
</office:document-meta>
</file>